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91in" style:rel-column-width="2435*"/>
    </style:style>
    <style:style style:name="Table1.B" style:family="table-column">
      <style:table-column-properties style:column-width="4.1542in" style:rel-column-width="5982*"/>
    </style:style>
    <style:style style:name="Table1.C" style:family="table-column">
      <style:table-column-properties style:column-width="0.8479in" style:rel-column-width="1221*"/>
    </style:style>
    <style:style style:name="Table1.A1" style:family="table-cell">
      <style:table-cell-properties fo:padding="0.0382in" fo:border="0.5pt solid #000000"/>
    </style:style>
    <style:style style:name="Table1.B1" style:family="table-cell">
      <style:table-cell-properties fo:padding="0.0382in" fo:border-left="none" fo:border-right="none" fo:border-top="0.5pt solid #000000" fo:border-bottom="0.5pt solid #000000"/>
    </style:style>
    <style:style style:name="Table4" style:family="table">
      <style:table-properties style:width="1.6146in" table:align="margins"/>
    </style:style>
    <style:style style:name="Table4.A" style:family="table-column">
      <style:table-column-properties style:column-width="1.6146in" style:rel-column-width="232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4.0778in" table:align="margins"/>
    </style:style>
    <style:style style:name="Table5.A" style:family="table-column">
      <style:table-column-properties style:column-width="4.0778in" style:rel-column-width="65535*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0.7715in" table:align="margins"/>
    </style:style>
    <style:style style:name="Table7.A" style:family="table-column">
      <style:table-column-properties style:column-width="0.7715in" style:rel-column-width="65535*"/>
    </style:style>
    <style:style style:name="Table7.A1" style:family="table-cell">
      <style:table-cell-properties fo:padding="0.0382in" fo:border-left="none" fo:border-right="none" fo:border-top="none" fo:border-bottom="0.5pt solid #000000"/>
    </style:style>
    <style:style style:name="Table7" style:family="table">
      <style:table-properties style:width="0.7715in" table:align="margins"/>
    </style:style>
    <style:style style:name="Table7.A" style:family="table-column">
      <style:table-column-properties style:column-width="0.7715in" style:rel-column-width="65535*"/>
    </style:style>
    <style:style style:name="Table7.A1" style:family="table-cell">
      <style:table-cell-properties fo:padding="0.0382in" fo:border-left="none" fo:border-right="none" fo:border-top="none" fo:border-bottom="0.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5.5639in" style:rel-column-width="8012*"/>
    </style:style>
    <style:style style:name="Table15.B" style:family="table-column">
      <style:table-column-properties style:column-width="0.6271in" style:rel-column-width="903*"/>
    </style:style>
    <style:style style:name="Table15.C" style:family="table-column">
      <style:table-column-properties style:column-width="0.5021in" style:rel-column-width="723*"/>
    </style:style>
    <style:style style:name="Table15.A1" style:family="table-cell">
      <style:table-cell-properties fo:padding="0.0382in" fo:border-left="0.5pt solid #000000" fo:border-right="none" fo:border-top="0.5pt solid #000000" fo:border-bottom="none"/>
    </style:style>
    <style:style style:name="Table15.B1" style:family="table-cell">
      <style:table-cell-properties fo:padding="0.0382in" fo:border-left="none" fo:border-right="none" fo:border-top="0.5pt solid #000000" fo:border-bottom="none"/>
    </style:style>
    <style:style style:name="Table15.C1" style:family="table-cell">
      <style:table-cell-properties fo:padding="0.0382in" fo:border-left="none" fo:border-right="0.5pt solid #000000" fo:border-top="0.5pt solid #000000" fo:border-bottom="none"/>
    </style:style>
    <style:style style:name="Table1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0.4257in" table:align="margins"/>
    </style:style>
    <style:style style:name="Table19.A" style:family="table-column">
      <style:table-column-properties style:column-width="0.4257in" style:rel-column-width="65535*"/>
    </style:style>
    <style:style style:name="Table19.A1" style:family="table-cell">
      <style:table-cell-properties fo:padding="0.0382in" fo:border-left="none" fo:border-right="none" fo:border-top="none" fo:border-bottom="0.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5639in" style:rel-column-width="812*"/>
    </style:style>
    <style:style style:name="Table6.B" style:family="table-column">
      <style:table-column-properties style:column-width="0.759in" style:rel-column-width="1093*"/>
    </style:style>
    <style:style style:name="Table6.C" style:family="table-column">
      <style:table-column-properties style:column-width="1.3229in" style:rel-column-width="1905*"/>
    </style:style>
    <style:style style:name="Table6.D" style:family="table-column">
      <style:table-column-properties style:column-width="0.609in" style:rel-column-width="877*"/>
    </style:style>
    <style:style style:name="Table6.E" style:family="table-column">
      <style:table-column-properties style:column-width="0.7139in" style:rel-column-width="1028*"/>
    </style:style>
    <style:style style:name="Table6.G" style:family="table-column">
      <style:table-column-properties style:column-width="1.325in" style:rel-column-width="1908*"/>
    </style:style>
    <style:style style:name="Table6.A1" style:family="table-cell">
      <style:table-cell-properties fo:padding="0.0382in" fo:border-left="0.5pt solid #000000" fo:border-right="none" fo:border-top="0.5pt solid #000000" fo:border-bottom="none"/>
    </style:style>
    <style:style style:name="Table6.C1" style:family="table-cell">
      <style:table-cell-properties fo:padding="0.0382in" fo:border-left="none" fo:border-right="none" fo:border-top="0.5pt solid #000000" fo:border-bottom="none"/>
    </style:style>
    <style:style style:name="Table6.G1" style:family="table-cell">
      <style:table-cell-properties fo:padding="0.0382in" fo:border-left="none" fo:border-right="0.5pt solid #000000" fo:border-top="0.5pt solid #000000" fo:border-bottom="none"/>
    </style:style>
    <style:style style:name="Table6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2" style:family="table-cell">
      <style:table-cell-properties fo:padding="0.0382in" fo:border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764in" table:align="margins"/>
    </style:style>
    <style:style style:name="Table9.A" style:family="table-column">
      <style:table-column-properties style:column-width="5.9764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85in" table:align="margins"/>
    </style:style>
    <style:style style:name="Table11.A" style:family="table-column">
      <style:table-column-properties style:column-width="0.8222in" style:rel-column-width="1087*"/>
    </style:style>
    <style:style style:name="Table11.B" style:family="table-column">
      <style:table-column-properties style:column-width="2.3563in" style:rel-column-width="3115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21in" table:align="margins"/>
    </style:style>
    <style:style style:name="Table21.A" style:family="table-column">
      <style:table-column-properties style:column-width="0.7299in" style:rel-column-width="1087*"/>
    </style:style>
    <style:style style:name="Table21.B" style:family="table-column">
      <style:table-column-properties style:column-width="0.5354in" style:rel-column-width="798*"/>
    </style:style>
    <style:style style:name="Table21.C" style:family="table-column">
      <style:table-column-properties style:column-width="0.6063in" style:rel-column-width="903*"/>
    </style:style>
    <style:style style:name="Table21.D" style:family="table-column">
      <style:table-column-properties style:column-width="0.6069in" style:rel-column-width="904*"/>
    </style:style>
    <style:style style:name="Table21.E" style:family="table-column">
      <style:table-column-properties style:column-width="0.6236in" style:rel-column-width="929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A2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2854in" table:align="margins"/>
    </style:style>
    <style:style style:name="Table17.A" style:family="table-column">
      <style:table-column-properties style:column-width="0.7549in" style:rel-column-width="1087*"/>
    </style:style>
    <style:style style:name="Table17.B" style:family="table-column">
      <style:table-column-properties style:column-width="2.5306in" style:rel-column-width="3644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in" table:align="margins"/>
    </style:style>
    <style:style style:name="Table20.A" style:family="table-column">
      <style:table-column-properties style:column-width="0.7549in" style:rel-column-width="1087*"/>
    </style:style>
    <style:style style:name="Table20.B" style:family="table-column">
      <style:table-column-properties style:column-width="0.5542in" style:rel-column-width="798*"/>
    </style:style>
    <style:style style:name="Table20.C" style:family="table-column">
      <style:table-column-properties style:column-width="0.6271in" style:rel-column-width="903*"/>
    </style:style>
    <style:style style:name="Table20.D" style:family="table-column">
      <style:table-column-properties style:column-width="0.6278in" style:rel-column-width="904*"/>
    </style:style>
    <style:style style:name="Table20.E" style:family="table-column">
      <style:table-column-properties style:column-width="0.6451in" style:rel-column-width="929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A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in" table:align="margins"/>
    </style:style>
    <style:style style:name="Table18.A" style:family="table-column">
      <style:table-column-properties style:column-width="1.0694in" style:rel-column-width="21845*"/>
    </style:style>
    <style:style style:name="Table18.A1" style:family="table-cell">
      <style:table-cell-properties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-left="0.5pt solid #000000" fo:border-right="0.5pt solid #000000" fo:border-top="0.5pt solid #000000" fo:border-bottom="none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5639in" style:rel-column-width="812*"/>
    </style:style>
    <style:style style:name="Table6.B" style:family="table-column">
      <style:table-column-properties style:column-width="0.759in" style:rel-column-width="1093*"/>
    </style:style>
    <style:style style:name="Table6.C" style:family="table-column">
      <style:table-column-properties style:column-width="1.3229in" style:rel-column-width="1905*"/>
    </style:style>
    <style:style style:name="Table6.D" style:family="table-column">
      <style:table-column-properties style:column-width="0.609in" style:rel-column-width="877*"/>
    </style:style>
    <style:style style:name="Table6.E" style:family="table-column">
      <style:table-column-properties style:column-width="0.7139in" style:rel-column-width="1028*"/>
    </style:style>
    <style:style style:name="Table6.G" style:family="table-column">
      <style:table-column-properties style:column-width="1.325in" style:rel-column-width="1908*"/>
    </style:style>
    <style:style style:name="Table6.A1" style:family="table-cell">
      <style:table-cell-properties fo:padding="0.0382in" fo:border-left="0.5pt solid #000000" fo:border-right="none" fo:border-top="0.5pt solid #000000" fo:border-bottom="none"/>
    </style:style>
    <style:style style:name="Table6.C1" style:family="table-cell">
      <style:table-cell-properties fo:padding="0.0382in" fo:border-left="none" fo:border-right="none" fo:border-top="0.5pt solid #000000" fo:border-bottom="none"/>
    </style:style>
    <style:style style:name="Table6.G1" style:family="table-cell">
      <style:table-cell-properties fo:padding="0.0382in" fo:border-left="none" fo:border-right="0.5pt solid #000000" fo:border-top="0.5pt solid #000000" fo:border-bottom="none"/>
    </style:style>
    <style:style style:name="Table6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2" style:family="table-cell">
      <style:table-cell-properties fo:padding="0.0382in" fo:border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764in" table:align="margins"/>
    </style:style>
    <style:style style:name="Table9.A" style:family="table-column">
      <style:table-column-properties style:column-width="5.9764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85in" table:align="margins"/>
    </style:style>
    <style:style style:name="Table11.A" style:family="table-column">
      <style:table-column-properties style:column-width="0.8222in" style:rel-column-width="1087*"/>
    </style:style>
    <style:style style:name="Table11.B" style:family="table-column">
      <style:table-column-properties style:column-width="2.3563in" style:rel-column-width="3115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21in" table:align="margins"/>
    </style:style>
    <style:style style:name="Table21.A" style:family="table-column">
      <style:table-column-properties style:column-width="0.7299in" style:rel-column-width="1087*"/>
    </style:style>
    <style:style style:name="Table21.B" style:family="table-column">
      <style:table-column-properties style:column-width="0.5354in" style:rel-column-width="798*"/>
    </style:style>
    <style:style style:name="Table21.C" style:family="table-column">
      <style:table-column-properties style:column-width="0.6063in" style:rel-column-width="903*"/>
    </style:style>
    <style:style style:name="Table21.D" style:family="table-column">
      <style:table-column-properties style:column-width="0.6069in" style:rel-column-width="904*"/>
    </style:style>
    <style:style style:name="Table21.E" style:family="table-column">
      <style:table-column-properties style:column-width="0.6236in" style:rel-column-width="929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A2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2854in" table:align="margins"/>
    </style:style>
    <style:style style:name="Table17.A" style:family="table-column">
      <style:table-column-properties style:column-width="0.7549in" style:rel-column-width="1087*"/>
    </style:style>
    <style:style style:name="Table17.B" style:family="table-column">
      <style:table-column-properties style:column-width="2.5306in" style:rel-column-width="3644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in" table:align="margins"/>
    </style:style>
    <style:style style:name="Table20.A" style:family="table-column">
      <style:table-column-properties style:column-width="0.7549in" style:rel-column-width="1087*"/>
    </style:style>
    <style:style style:name="Table20.B" style:family="table-column">
      <style:table-column-properties style:column-width="0.5542in" style:rel-column-width="798*"/>
    </style:style>
    <style:style style:name="Table20.C" style:family="table-column">
      <style:table-column-properties style:column-width="0.6271in" style:rel-column-width="903*"/>
    </style:style>
    <style:style style:name="Table20.D" style:family="table-column">
      <style:table-column-properties style:column-width="0.6278in" style:rel-column-width="904*"/>
    </style:style>
    <style:style style:name="Table20.E" style:family="table-column">
      <style:table-column-properties style:column-width="0.6451in" style:rel-column-width="929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A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in" table:align="margins"/>
    </style:style>
    <style:style style:name="Table18.A" style:family="table-column">
      <style:table-column-properties style:column-width="1.0694in" style:rel-column-width="21845*"/>
    </style:style>
    <style:style style:name="Table18.A1" style:family="table-cell">
      <style:table-cell-properties fo:padding="0.0382in" fo:border="none"/>
    </style:style>
    <style:style style:name="Table11" style:family="table">
      <style:table-properties style:width="3.1785in" table:align="margins"/>
    </style:style>
    <style:style style:name="Table11.A" style:family="table-column">
      <style:table-column-properties style:column-width="0.8222in" style:rel-column-width="1087*"/>
    </style:style>
    <style:style style:name="Table11.B" style:family="table-column">
      <style:table-column-properties style:column-width="2.3563in" style:rel-column-width="3115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21in" table:align="margins"/>
    </style:style>
    <style:style style:name="Table21.A" style:family="table-column">
      <style:table-column-properties style:column-width="0.7299in" style:rel-column-width="1087*"/>
    </style:style>
    <style:style style:name="Table21.B" style:family="table-column">
      <style:table-column-properties style:column-width="0.5354in" style:rel-column-width="798*"/>
    </style:style>
    <style:style style:name="Table21.C" style:family="table-column">
      <style:table-column-properties style:column-width="0.6063in" style:rel-column-width="903*"/>
    </style:style>
    <style:style style:name="Table21.D" style:family="table-column">
      <style:table-column-properties style:column-width="0.6069in" style:rel-column-width="904*"/>
    </style:style>
    <style:style style:name="Table21.E" style:family="table-column">
      <style:table-column-properties style:column-width="0.6236in" style:rel-column-width="929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A2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2854in" table:align="margins"/>
    </style:style>
    <style:style style:name="Table17.A" style:family="table-column">
      <style:table-column-properties style:column-width="0.7549in" style:rel-column-width="1087*"/>
    </style:style>
    <style:style style:name="Table17.B" style:family="table-column">
      <style:table-column-properties style:column-width="2.5306in" style:rel-column-width="3644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in" table:align="margins"/>
    </style:style>
    <style:style style:name="Table20.A" style:family="table-column">
      <style:table-column-properties style:column-width="0.7549in" style:rel-column-width="1087*"/>
    </style:style>
    <style:style style:name="Table20.B" style:family="table-column">
      <style:table-column-properties style:column-width="0.5542in" style:rel-column-width="798*"/>
    </style:style>
    <style:style style:name="Table20.C" style:family="table-column">
      <style:table-column-properties style:column-width="0.6271in" style:rel-column-width="903*"/>
    </style:style>
    <style:style style:name="Table20.D" style:family="table-column">
      <style:table-column-properties style:column-width="0.6278in" style:rel-column-width="904*"/>
    </style:style>
    <style:style style:name="Table20.E" style:family="table-column">
      <style:table-column-properties style:column-width="0.6451in" style:rel-column-width="929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A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in" table:align="margins"/>
    </style:style>
    <style:style style:name="Table18.A" style:family="table-column">
      <style:table-column-properties style:column-width="1.0694in" style:rel-column-width="21845*"/>
    </style:style>
    <style:style style:name="Table18.A1" style:family="table-cell">
      <style:table-cell-properties fo:padding="0.0382in" fo:border="none"/>
    </style:style>
    <style:style style:name="Table18" style:family="table">
      <style:table-properties style:width="3.209in" table:align="margins"/>
    </style:style>
    <style:style style:name="Table18.A" style:family="table-column">
      <style:table-column-properties style:column-width="1.0694in" style:rel-column-width="21845*"/>
    </style:style>
    <style:style style:name="Table18.A1" style:family="table-cell">
      <style:table-cell-properties fo:padding="0.0382in" fo:border="none"/>
    </style:style>
    <style:style style:name="Table9" style:family="table">
      <style:table-properties style:width="5.9764in" table:align="margins"/>
    </style:style>
    <style:style style:name="Table9.A" style:family="table-column">
      <style:table-column-properties style:column-width="5.9764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9" style:family="table">
      <style:table-properties style:width="0.4257in" table:align="margins"/>
    </style:style>
    <style:style style:name="Table19.A" style:family="table-column">
      <style:table-column-properties style:column-width="0.4257in" style:rel-column-width="65535*"/>
    </style:style>
    <style:style style:name="Table19.A1" style:family="table-cell">
      <style:table-cell-properties fo:padding="0.0382in" fo:border-left="none" fo:border-right="none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6.6167in" style:rel-column-width="65535*"/>
    </style:style>
    <style:style style:name="Table3.A1" style:family="table-cell">
      <style:table-cell-properties fo:padding="0.0382in" fo:border="none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6.6167in" style:rel-column-width="65535*"/>
    </style:style>
    <style:style style:name="Table3.A1" style:family="table-cell">
      <style:table-cell-properties fo:padding="0.0382in" fo:border="none"/>
    </style:style>
    <style:style style:name="Table20" style:family="table">
      <style:table-properties style:width="3.209in" table:align="margins"/>
    </style:style>
    <style:style style:name="Table20.A" style:family="table-column">
      <style:table-column-properties style:column-width="0.7549in" style:rel-column-width="1087*"/>
    </style:style>
    <style:style style:name="Table20.B" style:family="table-column">
      <style:table-column-properties style:column-width="0.5542in" style:rel-column-width="798*"/>
    </style:style>
    <style:style style:name="Table20.C" style:family="table-column">
      <style:table-column-properties style:column-width="0.6271in" style:rel-column-width="903*"/>
    </style:style>
    <style:style style:name="Table20.D" style:family="table-column">
      <style:table-column-properties style:column-width="0.6278in" style:rel-column-width="904*"/>
    </style:style>
    <style:style style:name="Table20.E" style:family="table-column">
      <style:table-column-properties style:column-width="0.6451in" style:rel-column-width="929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A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21in" table:align="margins"/>
    </style:style>
    <style:style style:name="Table21.A" style:family="table-column">
      <style:table-column-properties style:column-width="0.7299in" style:rel-column-width="1087*"/>
    </style:style>
    <style:style style:name="Table21.B" style:family="table-column">
      <style:table-column-properties style:column-width="0.5354in" style:rel-column-width="798*"/>
    </style:style>
    <style:style style:name="Table21.C" style:family="table-column">
      <style:table-column-properties style:column-width="0.6063in" style:rel-column-width="903*"/>
    </style:style>
    <style:style style:name="Table21.D" style:family="table-column">
      <style:table-column-properties style:column-width="0.6069in" style:rel-column-width="904*"/>
    </style:style>
    <style:style style:name="Table21.E" style:family="table-column">
      <style:table-column-properties style:column-width="0.6236in" style:rel-column-width="929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A2" style:family="table-cell">
      <style:table-cell-properties fo:padding="0.0382in" fo:border-left="none" fo:border-right="none" fo:border-top="none" fo:border-bottom="0.5pt solid #000000"/>
    </style:style>
    <style:style style:name="Table4" style:family="table">
      <style:table-properties style:width="1.6146in" table:align="margins"/>
    </style:style>
    <style:style style:name="Table4.A" style:family="table-column">
      <style:table-column-properties style:column-width="1.6146in" style:rel-column-width="232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4.0778in" table:align="margins"/>
    </style:style>
    <style:style style:name="Table5.A" style:family="table-column">
      <style:table-column-properties style:column-width="4.0778in" style:rel-column-width="65535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6.6931in" fo:break-before="page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3.2708in" table:align="margins"/>
    </style:style>
    <style:style style:name="Table22.A" style:family="table-column">
      <style:table-column-properties style:column-width="1.0903in" style:rel-column-width="1570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6.6167in" table:align="margins"/>
    </style:style>
    <style:style style:name="Table23.A" style:family="table-column">
      <style:table-column-properties style:column-width="2.2056in" style:rel-column-width="21845*"/>
    </style:style>
    <style:style style:name="Table23.A1" style:family="table-cell">
      <style:table-cell-properties fo:padding="0.0382in" fo:border="none"/>
    </style:style>
    <style:style style:name="Table22" style:family="table">
      <style:table-properties style:width="3.2708in" table:align="margins"/>
    </style:style>
    <style:style style:name="Table22.A" style:family="table-column">
      <style:table-column-properties style:column-width="1.0903in" style:rel-column-width="1570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6.6167in" table:align="margins"/>
    </style:style>
    <style:style style:name="Table23.A" style:family="table-column">
      <style:table-column-properties style:column-width="2.2056in" style:rel-column-width="2184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3.3465in" style:rel-column-width="32767*"/>
    </style:style>
    <style:style style:name="Table24.A1" style:family="table-cell">
      <style:table-cell-properties fo:padding="0.0382in" fo:border-left="0.5pt solid #000000" fo:border-right="none" fo:border-top="0.5pt solid #000000" fo:border-bottom="none"/>
    </style:style>
    <style:style style:name="Table24.B1" style:family="table-cell">
      <style:table-cell-properties fo:padding="0.0382in" fo:border-left="none" fo:border-right="0.5pt solid #000000" fo:border-top="0.5pt solid #000000" fo:border-bottom="none"/>
    </style:style>
    <style:style style:name="Table2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5" style:family="table">
      <style:table-properties style:width="3.2701in" table:align="margins"/>
    </style:style>
    <style:style style:name="Table25.A" style:family="table-column">
      <style:table-column-properties style:column-width="1.0903in" style:rel-column-width="1570*"/>
    </style:style>
    <style:style style:name="Table25.A1" style:family="table-cell">
      <style:table-cell-properties fo:padding="0.0382in" fo:border="none"/>
    </style:style>
    <style:style style:name="Table25" style:family="table">
      <style:table-properties style:width="3.2701in" table:align="margins"/>
    </style:style>
    <style:style style:name="Table25.A" style:family="table-column">
      <style:table-column-properties style:column-width="1.0903in" style:rel-column-width="1570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3.3465in" style:rel-column-width="32767*"/>
    </style:style>
    <style:style style:name="Table26.A1" style:family="table-cell">
      <style:table-cell-properties fo:padding="0.0382in" fo:border-left="0.5pt solid #000000" fo:border-right="none" fo:border-top="0.5pt solid #000000" fo:border-bottom="none"/>
    </style:style>
    <style:style style:name="Table26.B1" style:family="table-cell">
      <style:table-cell-properties fo:padding="0.0382in" fo:border-left="none" fo:border-right="0.5pt solid #000000" fo:border-top="0.5pt solid #000000" fo:border-bottom="none"/>
    </style:style>
    <style:style style:name="Table26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7" style:family="table">
      <style:table-properties style:width="3.2701in" table:align="margins"/>
    </style:style>
    <style:style style:name="Table27.A" style:family="table-column">
      <style:table-column-properties style:column-width="1.0903in" style:rel-column-width="1570*"/>
    </style:style>
    <style:style style:name="Table27.A1" style:family="table-cell">
      <style:table-cell-properties fo:padding="0.0382in" fo:border="none"/>
    </style:style>
    <style:style style:name="Table27" style:family="table">
      <style:table-properties style:width="3.2701in" table:align="margins"/>
    </style:style>
    <style:style style:name="Table27.A" style:family="table-column">
      <style:table-column-properties style:column-width="1.0903in" style:rel-column-width="1570*"/>
    </style:style>
    <style:style style:name="Table27.A1" style:family="table-cell">
      <style:table-cell-properties fo:padding="0.0382in" fo:border="non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65in" style:rel-column-width="32767*"/>
    </style:style>
    <style:style style:name="Table14.A1" style:family="table-cell">
      <style:table-cell-properties fo:padding="0.0382in" fo:border-left="0.5pt solid #000000" fo:border-right="none" fo:border-top="0.5pt solid #000000" fo:border-bottom="none"/>
    </style:style>
    <style:style style:name="Table14.B1" style:family="table-cell">
      <style:table-cell-properties fo:padding="0.0382in" fo:border-left="none" fo:border-right="0.5pt solid #000000" fo:border-top="0.5pt solid #000000" fo:border-bottom="none"/>
    </style:style>
    <style:style style:name="Table1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8" style:family="table">
      <style:table-properties style:width="3.2701in" table:align="margins"/>
    </style:style>
    <style:style style:name="Table28.A" style:family="table-column">
      <style:table-column-properties style:column-width="1.0903in" style:rel-column-width="1570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6.6167in" table:align="margins"/>
    </style:style>
    <style:style style:name="Table29.A" style:family="table-column">
      <style:table-column-properties style:column-width="2.5in" style:rel-column-width="3600*"/>
    </style:style>
    <style:style style:name="Table29.B" style:family="table-column">
      <style:table-column-properties style:column-width="4.1167in" style:rel-column-width="5928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2701in" table:align="margins"/>
    </style:style>
    <style:style style:name="Table28.A" style:family="table-column">
      <style:table-column-properties style:column-width="1.0903in" style:rel-column-width="1570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6.6167in" table:align="margins"/>
    </style:style>
    <style:style style:name="Table29.A" style:family="table-column">
      <style:table-column-properties style:column-width="2.5in" style:rel-column-width="3600*"/>
    </style:style>
    <style:style style:name="Table29.B" style:family="table-column">
      <style:table-column-properties style:column-width="4.1167in" style:rel-column-width="5928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A1" style:family="table-cell">
      <style:table-cell-properties fo:padding="0.0382in" fo:border-left="0.5pt solid #000000" fo:border-right="none" fo:border-top="0.5pt solid #000000" fo:border-bottom="none"/>
    </style:style>
    <style:style style:name="Table12.B1" style:family="table-cell">
      <style:table-cell-properties fo:padding="0.0382in" fo:border-left="none" fo:border-right="0.5pt solid #000000" fo:border-top="0.5pt solid #000000" fo:border-bottom="none"/>
    </style:style>
    <style:style style:name="Table1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3.2701in" table:align="margins"/>
    </style:style>
    <style:style style:name="Table13.A" style:family="table-column">
      <style:table-column-properties style:column-width="1.0903in" style:rel-column-width="1570*"/>
    </style:style>
    <style:style style:name="Table13.A1" style:family="table-cell">
      <style:table-cell-properties fo:padding="0.0382in" fo:border="none"/>
    </style:style>
    <style:style style:name="Table13" style:family="table">
      <style:table-properties style:width="3.2701in" table:align="margins"/>
    </style:style>
    <style:style style:name="Table13.A" style:family="table-column">
      <style:table-column-properties style:column-width="1.0903in" style:rel-column-width="1570*"/>
    </style:style>
    <style:style style:name="Table13.A1" style:family="table-cell">
      <style:table-cell-properties fo:padding="0.0382in" fo:border="none"/>
    </style:style>
    <style:style style:name="P1" style:family="paragraph" style:parent-style-name="Footer">
      <style:text-properties officeooo:rsid="0018108d" officeooo:paragraph-rsid="0018108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14ab39" officeooo:paragraph-rsid="0014ab39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weight="bold" officeooo:rsid="00143e4d" officeooo:paragraph-rsid="00143e4d" style:font-weight-asian="bold" style:font-weight-complex="bold"/>
    </style:style>
    <style:style style:name="P4" style:family="paragraph" style:parent-style-name="Table_20_Contents">
      <style:text-properties fo:font-weight="bold" officeooo:rsid="0014ab39" officeooo:paragraph-rsid="0014ab39" style:font-weight-asian="bold" style:font-weight-complex="bold"/>
    </style:style>
    <style:style style:name="P5" style:family="paragraph" style:parent-style-name="Table_20_Contents">
      <style:text-properties fo:font-weight="bold" officeooo:rsid="001a116f" officeooo:paragraph-rsid="001a116f" style:font-weight-asian="bold" style:font-weight-complex="bold"/>
    </style:style>
    <style:style style:name="P6" style:family="paragraph" style:parent-style-name="Table_20_Contents">
      <style:text-properties officeooo:rsid="0014ab39" officeooo:paragraph-rsid="0014ab39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1" fo:font-size="10pt" fo:font-weight="bold" officeooo:rsid="0014ab39" officeooo:paragraph-rsid="0014ab39" style:font-name-asian="Liberation Serif1" style:font-size-asian="10pt" style:font-weight-asian="bold" style:font-name-complex="Liberation Serif1" style:font-size-complex="10pt" style:font-weight-complex="bold"/>
    </style:style>
    <style:style style:name="P8" style:family="paragraph" style:parent-style-name="Table_20_Contents">
      <style:text-properties style:font-name="Liberation Serif1" fo:font-size="10pt" officeooo:rsid="00164c8b" officeooo:paragraph-rsid="00164c8b" style:font-name-asian="Liberation Serif1" style:font-size-asian="10pt" style:font-name-complex="Liberation Serif1" style:font-size-complex="10pt"/>
    </style:style>
    <style:style style:name="P9" style:family="paragraph" style:parent-style-name="Table_20_Contents">
      <style:text-properties style:font-name="Liberation Serif1" fo:font-size="10pt" officeooo:rsid="00164c8b" officeooo:paragraph-rsid="00193aad" style:font-name-asian="Liberation Serif1" style:font-size-asian="10pt" style:font-name-complex="Liberation Serif1" style:font-size-complex="10pt"/>
    </style:style>
    <style:style style:name="P10" style:family="paragraph" style:parent-style-name="Table_20_Contents">
      <style:text-properties style:font-name="Liberation Serif1" fo:font-size="10pt" officeooo:rsid="0014ab39" officeooo:paragraph-rsid="0018108d" style:font-name-asian="Liberation Serif1" style:font-size-asian="10pt" style:font-name-complex="Liberation Serif1" style:font-size-complex="10pt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officeooo:rsid="0014ab39" officeooo:paragraph-rsid="00164c8b" style:font-size-asian="10pt" style:font-size-complex="10pt"/>
    </style:style>
    <style:style style:name="P13" style:family="paragraph" style:parent-style-name="Table_20_Contents">
      <style:text-properties fo:font-size="10pt" officeooo:rsid="0014ab39" officeooo:paragraph-rsid="0017aff9" style:font-size-asian="10pt" style:font-size-complex="10pt"/>
    </style:style>
    <style:style style:name="P14" style:family="paragraph" style:parent-style-name="Table_20_Contents">
      <style:text-properties fo:font-size="10pt" officeooo:rsid="0014ab39" officeooo:paragraph-rsid="0018108d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64c8b" officeooo:paragraph-rsid="00164c8b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7aff9" officeooo:paragraph-rsid="0017aff9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18108d" officeooo:paragraph-rsid="0018108d" style:font-size-asian="10pt" style:font-size-complex="10pt"/>
    </style:style>
    <style:style style:name="P18" style:family="paragraph" style:parent-style-name="Table_20_Contents">
      <style:text-properties fo:font-size="10pt" officeooo:rsid="0018108d" officeooo:paragraph-rsid="0018108d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officeooo:rsid="0014ab39" officeooo:paragraph-rsid="0014ab39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font-size="10pt" fo:font-weight="bold" officeooo:rsid="0018108d" officeooo:paragraph-rsid="0018108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weight="normal" officeooo:rsid="0017aff9" officeooo:paragraph-rsid="0014ab39" style:font-weight-asian="normal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3e4d" officeooo:paragraph-rsid="00143e4d" style:font-size-asian="18pt" style:font-weight-asian="bold" style:font-size-complex="18pt" style:font-weight-complex="bold"/>
    </style:style>
    <style:style style:name="P2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164c8b" style:font-name-asian="Liberation Serif1" style:font-size-asian="10pt" style:font-name-complex="Liberation Serif1" style:font-size-complex="10pt"/>
    </style:style>
    <style:style style:name="P24" style:family="paragraph" style:parent-style-name="Standard">
      <style:text-properties fo:font-size="10.5pt" officeooo:rsid="001a116f" officeooo:paragraph-rsid="001e150b" style:font-size-asian="10.5pt" style:font-size-complex="10.5pt"/>
    </style:style>
    <style:style style:name="P25" style:family="paragraph" style:parent-style-name="Standard">
      <style:text-properties officeooo:paragraph-rsid="001fb4c4"/>
    </style:style>
    <style:style style:name="P26" style:family="paragraph" style:parent-style-name="Standard">
      <style:text-properties officeooo:paragraph-rsid="0021da3f"/>
    </style:style>
    <style:style style:name="P27" style:family="paragraph" style:parent-style-name="Standard">
      <style:text-properties officeooo:paragraph-rsid="00246bdf"/>
    </style:style>
    <style:style style:name="P28" style:family="paragraph" style:parent-style-name="Standard">
      <style:text-properties officeooo:paragraph-rsid="00255a65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1" fo:font-size="8pt" officeooo:rsid="001c7c56" officeooo:paragraph-rsid="001c7c56" style:font-name-asian="Liberation Serif1" style:font-size-asian="8pt" style:font-name-complex="Liberation Serif1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1" fo:font-size="8pt" officeooo:rsid="0014ab39" officeooo:paragraph-rsid="001c7c56" style:font-name-asian="Liberation Serif1" style:font-size-asian="8pt" style:font-name-complex="Liberation Serif1" style:font-size-complex="8pt"/>
    </style:style>
    <style:style style:name="P31" style:family="paragraph" style:parent-style-name="Table_20_Contents">
      <style:text-properties fo:font-size="10.5pt" fo:font-weight="bold" officeooo:rsid="001a8e41" officeooo:paragraph-rsid="001a8e41" style:font-size-asian="10.5pt" style:font-weight-asian="bold" style:font-size-complex="10.5pt" style:font-weight-complex="bold"/>
    </style:style>
    <style:style style:name="P32" style:family="paragraph" style:parent-style-name="Table_20_Contents">
      <style:text-properties fo:font-size="10.5pt" fo:font-weight="bold" officeooo:rsid="001fb4c4" officeooo:paragraph-rsid="001fb4c4" style:font-size-asian="10.5pt" style:font-weight-asian="bold" style:font-size-complex="10.5pt" style:font-weight-complex="bold"/>
    </style:style>
    <style:style style:name="P33" style:family="paragraph" style:parent-style-name="Table_20_Contents">
      <style:text-properties fo:font-size="10.5pt" style:font-size-asian="10.5pt" style:font-size-complex="10.5pt"/>
    </style:style>
    <style:style style:name="P34" style:family="paragraph" style:parent-style-name="Table_20_Contents">
      <style:paragraph-properties fo:text-align="start" style:justify-single-word="false"/>
      <style:text-properties fo:font-size="8pt" officeooo:rsid="0014ab39" officeooo:paragraph-rsid="001c7c56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fo:font-size="8pt" officeooo:rsid="0014ab39" officeooo:paragraph-rsid="0021da3f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fo:font-size="8pt" officeooo:rsid="001e150b" officeooo:paragraph-rsid="001e150b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fo:font-size="8pt" officeooo:paragraph-rsid="0021da3f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bold" officeooo:rsid="001e150b" officeooo:paragraph-rsid="001e150b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8pt" fo:font-weight="bold" officeooo:rsid="0014ab39" officeooo:paragraph-rsid="001e150b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8pt" fo:font-weight="bold" officeooo:rsid="00214d57" officeooo:paragraph-rsid="00214d57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ize="8pt" fo:font-weight="bold" officeooo:rsid="0021da3f" officeooo:paragraph-rsid="0021da3f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weight="bold" officeooo:rsid="00143e4d" officeooo:paragraph-rsid="001fb4c4" style:font-weight-asian="bold" style:font-weight-complex="bold"/>
    </style:style>
    <style:style style:name="P44" style:family="paragraph" style:parent-style-name="Table_20_Contents">
      <style:text-properties fo:font-weight="bold" officeooo:rsid="00143e4d" officeooo:paragraph-rsid="0020143c" style:font-weight-asian="bold" style:font-weight-complex="bold"/>
    </style:style>
    <style:style style:name="P45" style:family="paragraph" style:parent-style-name="Table_20_Contents">
      <style:text-properties fo:font-weight="bold" officeooo:paragraph-rsid="001fb4c4" style:font-weight-asian="bold" style:font-weight-complex="bold"/>
    </style:style>
    <style:style style:name="P46" style:family="paragraph" style:parent-style-name="Table_20_Contents">
      <style:text-properties fo:font-size="10pt" fo:font-weight="bold" officeooo:rsid="001e150b" officeooo:paragraph-rsid="001e150b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0pt" fo:font-weight="bold" officeooo:rsid="0024ce0f" officeooo:paragraph-rsid="0024ce0f" style:font-size-asian="10pt" style:font-weight-asian="bold" style:font-size-complex="10pt" style:font-weight-complex="bold"/>
    </style:style>
    <style:style style:name="P48" style:family="paragraph" style:parent-style-name="Table_20_Contents">
      <style:text-properties fo:font-size="10pt" fo:font-weight="normal" officeooo:rsid="001a116f" officeooo:paragraph-rsid="001e150b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ize="10pt" fo:font-weight="normal" officeooo:rsid="0014ab39" officeooo:paragraph-rsid="001fb4c4" style:font-size-asian="10pt" style:font-weight-asian="normal" style:font-size-complex="10pt" style:font-weight-complex="normal"/>
    </style:style>
    <style:style style:name="P50" style:family="paragraph" style:parent-style-name="Table_20_Contents">
      <style:text-properties fo:font-size="10pt" style:font-size-asian="10pt" style:font-size-complex="10pt"/>
    </style:style>
    <style:style style:name="P51" style:family="paragraph" style:parent-style-name="Table_20_Contents">
      <style:text-properties fo:font-size="10pt" fo:font-style="italic" officeooo:rsid="0024ce0f" officeooo:paragraph-rsid="0024ce0f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4pt" style:text-underline-style="solid" style:text-underline-width="auto" style:text-underline-color="font-color" fo:font-weight="bold" officeooo:rsid="001a116f" officeooo:paragraph-rsid="001e150b" style:font-size-asian="14pt" style:font-weight-asian="bold" style:font-size-complex="14pt" style:font-weight-complex="bold"/>
    </style:style>
    <style:style style:name="P53" style:family="paragraph" style:parent-style-name="Table_20_Contents">
      <style:text-properties fo:font-size="14pt" style:text-underline-style="solid" style:text-underline-width="auto" style:text-underline-color="font-color" fo:font-weight="bold" officeooo:rsid="0020143c" officeooo:paragraph-rsid="002454b3" style:font-size-asian="14pt" style:font-weight-asian="bold" style:font-size-complex="14pt" style:font-weight-complex="bold"/>
    </style:style>
    <style:style style:name="P54" style:family="paragraph" style:parent-style-name="Table_20_Contents">
      <style:text-properties fo:font-size="14pt" style:text-underline-style="solid" style:text-underline-width="auto" style:text-underline-color="font-color" fo:font-weight="bold" officeooo:rsid="00246bdf" officeooo:paragraph-rsid="00246bdf" style:font-size-asian="14pt" style:font-weight-asian="bold" style:font-size-complex="14pt" style:font-weight-complex="bold"/>
    </style:style>
    <style:style style:name="P55" style:family="paragraph" style:parent-style-name="Table_20_Contents">
      <style:text-properties fo:font-size="14pt" style:text-underline-style="solid" style:text-underline-width="auto" style:text-underline-color="font-color" fo:font-weight="bold" officeooo:rsid="0024ce0f" officeooo:paragraph-rsid="0024ce0f" style:font-size-asian="14pt" style:font-weight-asian="bold" style:font-size-complex="14pt" style:font-weight-complex="bold"/>
    </style:style>
    <style:style style:name="P56" style:family="paragraph" style:parent-style-name="Table_20_Contents">
      <style:text-properties fo:font-size="14pt" style:text-underline-style="solid" style:text-underline-width="auto" style:text-underline-color="font-color" fo:font-weight="bold" officeooo:rsid="00255a65" officeooo:paragraph-rsid="00255a65" style:font-size-asian="14pt" style:font-weight-asian="bold" style:font-size-complex="14pt" style:font-weight-complex="bold"/>
    </style:style>
    <style:style style:name="P57" style:family="paragraph" style:parent-style-name="Table_20_Contents">
      <style:text-properties officeooo:rsid="00143e4d" officeooo:paragraph-rsid="001fb4c4"/>
    </style:style>
    <style:style style:name="P58" style:family="paragraph" style:parent-style-name="Table_20_Contents">
      <style:text-properties officeooo:paragraph-rsid="001fb4c4"/>
    </style:style>
    <style:style style:name="P59" style:family="paragraph" style:parent-style-name="Table_20_Contents">
      <style:text-properties fo:color="#dddddd" loext:opacity="100%" officeooo:rsid="00240ff5" officeooo:paragraph-rsid="00240ff5"/>
    </style:style>
    <style:style style:name="P60" style:family="paragraph" style:parent-style-name="Table_20_Contents">
      <style:paragraph-properties fo:text-align="center" style:justify-single-word="false"/>
      <style:text-properties fo:color="#dddddd" loext:opacity="100%" officeooo:rsid="00240ff5" officeooo:paragraph-rsid="00240ff5"/>
    </style:style>
    <style:style style:name="P61" style:family="paragraph" style:parent-style-name="Table_20_Contents">
      <style:text-properties officeooo:rsid="002454b3" officeooo:paragraph-rsid="002454b3"/>
    </style:style>
    <style:style style:name="P62" style:family="paragraph" style:parent-style-name="Table_20_Contents">
      <style:text-properties officeooo:rsid="002454b3" officeooo:paragraph-rsid="00246bdf"/>
    </style:style>
    <style:style style:name="P63" style:family="paragraph" style:parent-style-name="Table_20_Contents">
      <style:text-properties officeooo:rsid="002454b3" officeooo:paragraph-rsid="00255a65"/>
    </style:style>
    <style:style style:name="P64" style:family="paragraph" style:parent-style-name="Table_20_Contents">
      <style:text-properties officeooo:paragraph-rsid="00246bdf"/>
    </style:style>
    <style:style style:name="P65" style:family="paragraph" style:parent-style-name="Table_20_Contents">
      <style:text-properties officeooo:paragraph-rsid="00255a65"/>
    </style:style>
    <style:style style:name="P66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officeooo:rsid="001a8e41" officeooo:paragraph-rsid="001a8e41" style:font-size-asian="10.5pt" style:font-size-complex="10.5pt"/>
    </style:style>
    <style:style style:name="P67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style:text-underline-style="solid" style:text-underline-width="auto" style:text-underline-color="font-color" fo:font-weight="bold" officeooo:rsid="001a8e41" officeooo:paragraph-rsid="001a8e41" style:font-size-asian="10.5pt" style:font-weight-asian="bold" style:font-size-complex="10.5pt" style:font-weight-complex="bold"/>
    </style:style>
    <style:style style:name="P68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454b3" style:font-name-asian="Liberation Serif1" style:font-size-asian="10pt" style:font-name-complex="Liberation Serif1" style:font-size-complex="10pt"/>
    </style:style>
    <style:style style:name="P6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46bdf" style:font-name-asian="Liberation Serif1" style:font-size-asian="10pt" style:font-name-complex="Liberation Serif1" style:font-size-complex="10pt"/>
    </style:style>
    <style:style style:name="P70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4ce0f" style:font-name-asian="Liberation Serif1" style:font-size-asian="10pt" style:font-name-complex="Liberation Serif1" style:font-size-complex="10pt"/>
    </style:style>
    <style:style style:name="P71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55a65" style:font-name-asian="Liberation Serif1" style:font-size-asian="10pt" style:font-name-complex="Liberation Serif1" style:font-size-complex="10pt"/>
    </style:style>
    <style:style style:name="P7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fo:font-style="italic" officeooo:rsid="00164c8b" officeooo:paragraph-rsid="00255a65" style:font-name-asian="Liberation Serif1" style:font-size-asian="10pt" style:font-style-asian="italic" style:font-name-complex="Liberation Serif1" style:font-size-complex="10pt" style:font-style-complex="italic"/>
    </style:style>
    <style:style style:name="P73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64c8b" style:font-name-asian="Liberation Serif1" style:font-name-complex="Liberation Serif1"/>
    </style:style>
    <style:style style:name="T3" style:family="text">
      <style:text-properties style:font-name="Liberation Serif1" officeooo:rsid="0017aff9" style:font-name-asian="Liberation Serif1" style:font-name-complex="Liberation Serif1"/>
    </style:style>
    <style:style style:name="T4" style:family="text">
      <style:text-properties style:font-name="Liberation Serif1" officeooo:rsid="0018108d" style:font-name-asian="Liberation Serif1" style:font-name-complex="Liberation Serif1"/>
    </style:style>
    <style:style style:name="T5" style:family="text">
      <style:text-properties style:font-name="Liberation Serif1" officeooo:rsid="001c7c56" style:font-name-asian="Liberation Serif1" style:font-name-complex="Liberation Serif1"/>
    </style:style>
    <style:style style:name="T6" style:family="text">
      <style:text-properties style:font-name="Liberation Serif1" officeooo:rsid="001d3d98" style:font-name-asian="Liberation Serif1" style:font-name-complex="Liberation Serif1"/>
    </style:style>
    <style:style style:name="T7" style:family="text">
      <style:text-properties style:font-name="Liberation Serif1" officeooo:rsid="0014ab39" style:font-name-asian="Liberation Serif1" style:font-name-complex="Liberation Serif1"/>
    </style:style>
    <style:style style:name="T8" style:family="text">
      <style:text-properties style:font-name="Liberation Serif1" officeooo:rsid="001e150b" style:font-name-asian="Liberation Serif1" style:font-name-complex="Liberation Serif1"/>
    </style:style>
    <style:style style:name="T9" style:family="text">
      <style:text-properties style:font-name="Liberation Serif1" officeooo:rsid="001fb4c4" style:font-name-asian="Liberation Serif1" style:font-name-complex="Liberation Serif1"/>
    </style:style>
    <style:style style:name="T10" style:family="text">
      <style:text-properties style:font-name="Liberation Serif1" officeooo:rsid="0020143c" style:font-name-asian="Liberation Serif1" style:font-name-complex="Liberation Serif1"/>
    </style:style>
    <style:style style:name="T11" style:family="text">
      <style:text-properties style:font-name="Liberation Serif1" officeooo:rsid="0021da3f" style:font-name-asian="Liberation Serif1" style:font-name-complex="Liberation Serif1"/>
    </style:style>
    <style:style style:name="T12" style:family="text">
      <style:text-properties fo:font-weight="normal" officeooo:rsid="0018108d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240ff5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2454b3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font-size="14pt" style:text-underline-style="solid" style:text-underline-width="auto" style:text-underline-color="font-color" officeooo:rsid="0020143c" style:font-size-asian="14pt" style:font-size-complex="14pt"/>
    </style:style>
    <style:style style:name="T19" style:family="text">
      <style:text-properties officeooo:rsid="0023ca5d"/>
    </style:style>
    <style:style style:name="T20" style:family="text">
      <style:text-properties officeooo:rsid="00246bdf"/>
    </style:style>
    <style:style style:name="T21" style:family="text">
      <style:text-properties officeooo:rsid="0024ce0f"/>
    </style:style>
    <style:style style:name="T22" style:family="text">
      <style:text-properties officeooo:rsid="00255a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Feature Documen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05553124744448"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105553124743424">
                <table:table-cell table:style-name="Table4.A1" office:value-type="string">
                  <text:p text:style-name="P59">Epic Name</text:p>
                </table:table-cell>
              </table:table-row>
            </table:table>
            <text:p text:style-name="P3"/>
          </table:table-cell>
          <table:table-cell table:style-name="Table1.B1" office:value-type="string">
            <table:table table:name="Table5" table:style-name="Table5">
              <table:table-column table:style-name="Table5.A"/>
              <table:table-row table:style-name="TableLine105553125069312">
                <table:table-cell table:style-name="Table5.A1" office:value-type="string">
                  <text:p text:style-name="P59">Feature Name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7" table:style-name="Table7">
              <table:table-column table:style-name="Table7.A"/>
              <table:table-row table:style-name="TableLine105553125397760">
                <table:table-cell table:style-name="Table7.A1" office:value-type="string">
                  <text:p text:style-name="P60">XX/XX</text:p>
                </table:table-cell>
              </table:table-row>
            </table:table>
            <text:p text:style-name="Table_20_Contents"/>
          </table:table-cell>
        </table:table-row>
      </table:table>
      <text:p text:style-name="P73"/>
      <table:table table:name="Table2" table:style-name="Table2">
        <table:table-column table:style-name="Table2.A"/>
        <table:table-row table:style-name="TableLine105553126104064">
          <table:table-cell table:style-name="Table2.A1" office:value-type="string">
            <text:p text:style-name="P43"><text:span text:style-name="T17">User Story</text:span><text:span text:style-name="T16"> </text:span><text:span text:style-name="T12">(Highlight Entities)</text:span></text:p>
            <table:table table:name="Table3" table:style-name="Table3">
              <table:table-column table:style-name="Table3.A"/>
              <table:table-row table:style-name="TableLine105553126110208">
                <table:table-cell table:style-name="Table3.A1" office:value-type="string">
                  <text:p text:style-name="P45"/>
                </table:table-cell>
              </table:table-row>
              <table:table-row table:style-name="TableLine105553126107392">
                <table:table-cell table:style-name="Table3.A1" office:value-type="string">
                  <text:p text:style-name="P45"/>
                </table:table-cell>
              </table:table-row>
              <table:table-row table:style-name="TableLine105553126104320">
                <table:table-cell table:style-name="Table3.A1" office:value-type="string">
                  <text:p text:style-name="P58"/>
                </table:table-cell>
              </table:table-row>
              <table:table-row table:style-name="TableLine105553126100992">
                <table:table-cell table:style-name="Table3.A1" office:value-type="string">
                  <text:p text:style-name="P58"/>
                </table:table-cell>
              </table:table-row>
              <table:table-row table:style-name="TableLine105553126111232">
                <table:table-cell table:style-name="Table3.A1" office:value-type="string">
                  <text:p text:style-name="P58"/>
                </table:table-cell>
              </table:table-row>
              <table:table-row table:style-name="TableLine105553126105856">
                <table:table-cell table:style-name="Table3.A1" office:value-type="string">
                  <text:p text:style-name="P58"/>
                </table:table-cell>
              </table:table-row>
            </table:table>
            <text:p text:style-name="P57"/>
          </table:table-cell>
        </table:table-row>
      </table:table>
      <text:p text:style-name="P25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105553125458432">
          <table:table-cell table:style-name="Table15.A1" office:value-type="string">
            <text:p text:style-name="P52">Controller</text:p>
          </table:table-cell>
          <table:table-cell table:style-name="Table15.B1" office:value-type="string">
            <text:p text:style-name="P46">Version</text:p>
          </table:table-cell>
          <table:table-cell table:style-name="Table15.C1" office:value-type="string">
            <table:table table:name="Table19" table:style-name="Table19">
              <table:table-column table:style-name="Table19.A"/>
              <table:table-row table:style-name="TableLine105553126173952">
                <table:table-cell table:style-name="Table19.A1" office:value-type="string">
                  <text:p text:style-name="P11"/>
                </table:table-cell>
              </table:table-row>
            </table:table>
            <text:p text:style-name="P48"/>
          </table:table-cell>
        </table:table-row>
        <table:table-row table:style-name="TableLine105553125458432">
          <table:table-cell table:style-name="Table15.A2" table:number-columns-spanned="3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column table:style-name="Table6.C"/>
              <table:table-column table:style-name="Table6.G"/>
              <table:table-row table:style-name="TableLine105553126158336">
                <table:table-cell table:style-name="Table6.A1" table:number-columns-spanned="2" office:value-type="string">
                  <text:p text:style-name="P49"><text:span text:style-name="T1">□ <text:s/></text:span><text:span text:style-name="T8">GET</text:span></text:p>
                </table:table-cell>
                <table:covered-table-cell/>
                <table:table-cell table:style-name="Table6.C1" office:value-type="string">
                  <text:p text:style-name="P49"><text:span text:style-name="T1">□ <text:s/></text:span><text:span text:style-name="T8">POST</text:span></text:p>
                </table:table-cell>
                <table:table-cell table:style-name="Table6.C1" table:number-columns-spanned="2" office:value-type="string">
                  <text:p text:style-name="P49"><text:span text:style-name="T1">□ <text:s/></text:span><text:span text:style-name="T9">PUT</text:span></text:p>
                </table:table-cell>
                <table:covered-table-cell/>
                <table:table-cell table:style-name="Table6.C1" office:value-type="string">
                  <text:p text:style-name="P49"><text:span text:style-name="T1">□ <text:s/></text:span><text:span text:style-name="T9">PATCH</text:span></text:p>
                </table:table-cell>
                <table:table-cell table:style-name="Table6.G1" office:value-type="string">
                  <text:p text:style-name="P49"><text:span text:style-name="T1">□ <text:s/></text:span><text:span text:style-name="T9">DELETE</text:span></text:p>
                </table:table-cell>
              </table:table-row>
              <table:table-row table:style-name="TableLine105553126151936">
                <table:table-cell table:style-name="Table6.A2" office:value-type="string">
                  <text:p text:style-name="P32">Route</text:p>
                </table:table-cell>
                <table:table-cell table:style-name="Table6.B2" table:number-columns-spanned="6" office:value-type="string">
                  <table:table table:name="Table9" table:style-name="Table9">
                    <table:table-column table:style-name="Table9.A"/>
                    <table:table-row table:style-name="TableLine105553126097408">
                      <table:table-cell table:style-name="Table9.A1" office:value-type="string">
                        <text:p text:style-name="P33"/>
                      </table:table-cell>
                    </table:table-row>
                  </table:table>
                  <text:p text:style-name="P3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05553126154240">
                <table:table-cell table:style-name="Table6.A3" table:number-columns-spanned="4" office:value-type="string">
                  <text:p text:style-name="P66"><text:span text:style-name="T13">Request/</text:span><text:span text:style-name="T14">Query</text:span></text:p>
                  <table:table table:name="Table11" table:style-name="Table11">
                    <table:table-column table:style-name="Table11.A"/>
                    <table:table-column table:style-name="Table11.B"/>
                    <table:table-row table:style-name="TableLine105553126153472">
                      <table:table-cell table:style-name="Table11.A1" table:number-columns-spanned="2" office:value-type="string">
                        <text:p text:style-name="P42">Mime Type</text:p>
                        <table:table table:name="Table21" table:style-name="Table21">
                          <table:table-column table:style-name="Table21.A"/>
                          <table:table-column table:style-name="Table21.B"/>
                          <table:table-column table:style-name="Table21.C"/>
                          <table:table-column table:style-name="Table21.D"/>
                          <table:table-column table:style-name="Table21.E"/>
                          <table:table-row table:style-name="TableLine105553125987072">
                            <table:table-cell table:style-name="Table21.A1" table:number-rows-spanned="2" office:value-type="string">
                              <text:p text:style-name="P35"><text:span text:style-name="T1">□ <text:s/></text:span><text:span text:style-name="T11">Application</text:span></text:p>
                            </table:table-cell>
                            <table:table-cell table:style-name="Table21.B1" office:value-type="string">
                              <text:p text:style-name="P35"><text:span text:style-name="T1">□ </text:span><text:span text:style-name="T11">Json</text:span></text:p>
                            </table:table-cell>
                            <table:table-cell table:style-name="Table21.B1" office:value-type="string">
                              <text:p text:style-name="P35"><text:span text:style-name="T1">□ </text:span><text:span text:style-name="T11">Octet</text:span></text:p>
                            </table:table-cell>
                            <table:table-cell table:style-name="Table21.B1" office:value-type="string">
                              <text:p text:style-name="P35"><text:span text:style-name="T1">□ </text:span><text:span text:style-name="T11">Pdf</text:span></text:p>
                            </table:table-cell>
                            <table:table-cell table:style-name="Table21.B1" office:value-type="string">
                              <text:p text:style-name="P35"><text:span text:style-name="T1">□ </text:span><text:span text:style-name="T11">Rtf</text:span></text:p>
                            </table:table-cell>
                          </table:table-row>
                          <table:table-row table:style-name="TableLine105553125987072">
                            <table:covered-table-cell/>
                            <table:table-cell table:style-name="Table21.A2" office:value-type="string">
                              <text:p text:style-name="P35"><text:span text:style-name="T1">□ </text:span><text:span text:style-name="T11">Soap</text:span></text:p>
                            </table:table-cell>
                            <table:table-cell table:style-name="Table21.A2" office:value-type="string">
                              <text:p text:style-name="P35"><text:span text:style-name="T1">□ </text:span><text:span text:style-name="T11">Xml</text:span></text:p>
                            </table:table-cell>
                            <table:table-cell table:style-name="Table21.A2" office:value-type="string">
                              <text:p text:style-name="P35"><text:span text:style-name="T1">□ </text:span><text:span text:style-name="T11">Zip</text:span></text:p>
                            </table:table-cell>
                            <table:table-cell table:style-name="Table21.A2" office:value-type="string">
                              <text:p text:style-name="P35"/>
                            </table:table-cell>
                          </table:table-row>
                          <table:table-row table:style-name="TableLine105553125987072">
                            <table:table-cell table:style-name="Table21.A2" office:value-type="string">
                              <text:p text:style-name="P35"><text:span text:style-name="T1">□ <text:s/></text:span><text:span text:style-name="T11">Image</text:span></text:p>
                            </table:table-cell>
                            <table:table-cell table:style-name="Table21.A2" office:value-type="string">
                              <text:p text:style-name="P35"><text:span text:style-name="T1">□ </text:span><text:span text:style-name="T11">Gif</text:span></text:p>
                            </table:table-cell>
                            <table:table-cell table:style-name="Table21.A2" office:value-type="string">
                              <text:p text:style-name="P35"><text:span text:style-name="T1">□ </text:span><text:span text:style-name="T11">Jpeg</text:span></text:p>
                            </table:table-cell>
                            <table:table-cell table:style-name="Table21.A2" office:value-type="string">
                              <text:p text:style-name="P35"><text:span text:style-name="T1">□ </text:span><text:span text:style-name="T11">Tiff</text:span></text:p>
                            </table:table-cell>
                            <table:table-cell table:style-name="Table21.A2" office:value-type="string">
                              <text:p text:style-name="P35"/>
                            </table:table-cell>
                          </table:table-row>
                          <table:table-row table:style-name="TableLine105553125987072">
                            <table:table-cell table:style-name="Table21.A2" office:value-type="string">
                              <text:p text:style-name="P35"><text:span text:style-name="T1">□ <text:s/></text:span><text:span text:style-name="T11">Text</text:span></text:p>
                            </table:table-cell>
                            <table:table-cell table:style-name="Table21.A2" office:value-type="string">
                              <text:p text:style-name="P35"><text:span text:style-name="T1">□ </text:span><text:span text:style-name="T11">Html</text:span></text:p>
                            </table:table-cell>
                            <table:table-cell table:style-name="Table21.A2" office:value-type="string">
                              <text:p text:style-name="P35"><text:span text:style-name="T1">□ </text:span><text:span text:style-name="T11">Plain</text:span></text:p>
                            </table:table-cell>
                            <table:table-cell table:style-name="Table21.A2" office:value-type="string">
                              <text:p text:style-name="P35"><text:span text:style-name="T1">□ </text:span><text:span text:style-name="T11">Rich Text</text:span></text:p>
                            </table:table-cell>
                            <table:table-cell table:style-name="Table21.A2" office:value-type="string">
                              <text:p text:style-name="P35"><text:span text:style-name="T1">□ </text:span><text:span text:style-name="T11">Xml</text:span></text:p>
                            </table:table-cell>
                          </table:table-row>
                          <table:table-row table:style-name="TableLine105553125987072">
                            <table:table-cell table:style-name="Table21.A2" office:value-type="string">
                              <text:p text:style-name="P35"><text:span text:style-name="T1">□ <text:s/></text:span></text:p>
                            </table:table-cell>
                            <table:table-cell table:style-name="Table21.A2" table:number-columns-spanned="4" office:value-type="string">
                              <text:p text:style-name="P38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26"/>
                      </table:table-cell>
                      <table:covered-table-cell/>
                    </table:table-row>
                    <table:table-row table:style-name="TableLine105553126153472">
                      <table:table-cell table:style-name="Table11.A2" office:value-type="string">
                        <text:p text:style-name="P39"><text:span text:style-name="T7">□ <text:s/></text:span><text:span text:style-name="T10">Dto Type</text:span></text:p>
                      </table:table-cell>
                      <table:table-cell table:style-name="Table11.B2" table:number-rows-spanned="2" office:value-type="string">
                        <text:p text:style-name="P36"/>
                      </table:table-cell>
                    </table:table-row>
                    <table:table-row table:style-name="TableLine105553126153472">
                      <table:table-cell table:style-name="Table11.B2" office:value-type="string">
                        <text:p text:style-name="P40"><text:span text:style-name="T1">□ <text:s/></text:span><text:span text:style-name="T10">Query Args.</text:span></text:p>
                      </table:table-cell>
                      <table:covered-table-cell/>
                    </table:table-row>
                    <table:table-row table:style-name="TableLine105553126153472">
                      <table:table-cell table:style-name="Table11.A2" office:value-type="string">
                        <text:p text:style-name="P40"/>
                      </table:table-cell>
                      <table:table-cell table:style-name="Table11.A2" office:value-type="string">
                        <text:p text:style-name="P36"/>
                      </table:table-cell>
                    </table:table-row>
                  </table:table>
                  <text:p text:style-name="P24"/>
                </table:table-cell>
                <table:covered-table-cell/>
                <table:covered-table-cell/>
                <table:covered-table-cell/>
                <table:table-cell table:style-name="Table6.E3" table:number-columns-spanned="3" office:value-type="string">
                  <text:p text:style-name="P67">Response</text:p>
                  <table:table table:name="Table17" table:style-name="Table17">
                    <table:table-column table:style-name="Table17.A"/>
                    <table:table-column table:style-name="Table17.B"/>
                    <table:table-row table:style-name="TableLine105553126147328">
                      <table:table-cell table:style-name="Table17.A1" table:number-columns-spanned="2" office:value-type="string">
                        <text:p text:style-name="P41">Mime Type</text:p>
                        <table:table table:name="Table20" table:style-name="Table20">
                          <table:table-column table:style-name="Table20.A"/>
                          <table:table-column table:style-name="Table20.B"/>
                          <table:table-column table:style-name="Table20.C"/>
                          <table:table-column table:style-name="Table20.D"/>
                          <table:table-column table:style-name="Table20.E"/>
                          <table:table-row table:style-name="TableLine105553125184000">
                            <table:table-cell table:style-name="Table20.A1" table:number-rows-spanned="2" office:value-type="string">
                              <text:p text:style-name="P35"><text:span text:style-name="T1">□ <text:s/></text:span><text:span text:style-name="T11">Application</text:span></text:p>
                            </table:table-cell>
                            <table:table-cell table:style-name="Table20.B1" office:value-type="string">
                              <text:p text:style-name="P35"><text:span text:style-name="T1">□ </text:span><text:span text:style-name="T11">Json</text:span></text:p>
                            </table:table-cell>
                            <table:table-cell table:style-name="Table20.B1" office:value-type="string">
                              <text:p text:style-name="P35"><text:span text:style-name="T1">□ </text:span><text:span text:style-name="T11">Octet</text:span></text:p>
                            </table:table-cell>
                            <table:table-cell table:style-name="Table20.B1" office:value-type="string">
                              <text:p text:style-name="P35"><text:span text:style-name="T1">□ </text:span><text:span text:style-name="T11">Pdf</text:span></text:p>
                            </table:table-cell>
                            <table:table-cell table:style-name="Table20.B1" office:value-type="string">
                              <text:p text:style-name="P35"><text:span text:style-name="T1">□ </text:span><text:span text:style-name="T11">Rtf</text:span></text:p>
                            </table:table-cell>
                          </table:table-row>
                          <table:table-row table:style-name="TableLine105553125184000">
                            <table:covered-table-cell/>
                            <table:table-cell table:style-name="Table20.A2" office:value-type="string">
                              <text:p text:style-name="P35"><text:span text:style-name="T1">□ </text:span><text:span text:style-name="T11">Soap</text:span></text:p>
                            </table:table-cell>
                            <table:table-cell table:style-name="Table20.A2" office:value-type="string">
                              <text:p text:style-name="P35"><text:span text:style-name="T1">□ </text:span><text:span text:style-name="T11">Xml</text:span></text:p>
                            </table:table-cell>
                            <table:table-cell table:style-name="Table20.A2" office:value-type="string">
                              <text:p text:style-name="P35"><text:span text:style-name="T1">□ </text:span><text:span text:style-name="T11">Zip</text:span></text:p>
                            </table:table-cell>
                            <table:table-cell table:style-name="Table20.A2" office:value-type="string">
                              <text:p text:style-name="P35"/>
                            </table:table-cell>
                          </table:table-row>
                          <table:table-row table:style-name="TableLine105553125184000">
                            <table:table-cell table:style-name="Table20.A2" office:value-type="string">
                              <text:p text:style-name="P35"><text:span text:style-name="T1">□ <text:s/></text:span><text:span text:style-name="T11">Image</text:span></text:p>
                            </table:table-cell>
                            <table:table-cell table:style-name="Table20.A2" office:value-type="string">
                              <text:p text:style-name="P35"><text:span text:style-name="T1">□ </text:span><text:span text:style-name="T11">Gif</text:span></text:p>
                            </table:table-cell>
                            <table:table-cell table:style-name="Table20.A2" office:value-type="string">
                              <text:p text:style-name="P35"><text:span text:style-name="T1">□ </text:span><text:span text:style-name="T11">Jpeg</text:span></text:p>
                            </table:table-cell>
                            <table:table-cell table:style-name="Table20.A2" office:value-type="string">
                              <text:p text:style-name="P35"><text:span text:style-name="T1">□ </text:span><text:span text:style-name="T11">Tiff</text:span></text:p>
                            </table:table-cell>
                            <table:table-cell table:style-name="Table20.A2" office:value-type="string">
                              <text:p text:style-name="P35"/>
                            </table:table-cell>
                          </table:table-row>
                          <table:table-row table:style-name="TableLine105553125184000">
                            <table:table-cell table:style-name="Table20.A2" office:value-type="string">
                              <text:p text:style-name="P35"><text:span text:style-name="T1">□ <text:s/></text:span><text:span text:style-name="T11">Text</text:span></text:p>
                            </table:table-cell>
                            <table:table-cell table:style-name="Table20.A2" office:value-type="string">
                              <text:p text:style-name="P35"><text:span text:style-name="T1">□ </text:span><text:span text:style-name="T11">Html</text:span></text:p>
                            </table:table-cell>
                            <table:table-cell table:style-name="Table20.A2" office:value-type="string">
                              <text:p text:style-name="P35"><text:span text:style-name="T1">□ </text:span><text:span text:style-name="T11">Plain</text:span></text:p>
                            </table:table-cell>
                            <table:table-cell table:style-name="Table20.A2" office:value-type="string">
                              <text:p text:style-name="P35"><text:span text:style-name="T1">□ </text:span><text:span text:style-name="T11">Rich Text</text:span></text:p>
                            </table:table-cell>
                            <table:table-cell table:style-name="Table20.A2" office:value-type="string">
                              <text:p text:style-name="P35"><text:span text:style-name="T1">□ </text:span><text:span text:style-name="T11">Xml</text:span></text:p>
                            </table:table-cell>
                          </table:table-row>
                          <table:table-row table:style-name="TableLine105553125184000">
                            <table:table-cell table:style-name="Table20.A2" office:value-type="string">
                              <text:p text:style-name="P35"><text:span text:style-name="T1">□ <text:s/></text:span></text:p>
                            </table:table-cell>
                            <table:table-cell table:style-name="Table20.A2" table:number-columns-spanned="4" office:value-type="string">
                              <text:p text:style-name="P37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41"/>
                      </table:table-cell>
                      <table:covered-table-cell/>
                    </table:table-row>
                    <table:table-row table:style-name="TableLine105553126147328">
                      <table:table-cell table:style-name="Table17.A2" office:value-type="string">
                        <text:p text:style-name="P39"><text:span text:style-name="T7">□ <text:s/></text:span>Dto Type</text:p>
                      </table:table-cell>
                      <table:table-cell table:style-name="Table17.A2" office:value-type="string">
                        <text:p text:style-name="P36"/>
                      </table:table-cell>
                    </table:table-row>
                    <table:table-row table:style-name="TableLine105553126147328">
                      <table:table-cell table:style-name="Table17.A3" table:number-columns-spanned="2" office:value-type="string">
                        <table:table table:name="Table18" table:style-name="Table18">
                          <table:table-column table:style-name="Table18.A" table:number-columns-repeated="3"/>
                          <table:table-row table:style-name="TableLine105553126151424">
                            <table:table-cell table:style-name="Table18.A1" office:value-type="string">
                              <text:p text:style-name="P34"><text:span text:style-name="T1">□ <text:s/></text:span><text:span text:style-name="T5">200 Ok</text:span></text:p>
                            </table:table-cell>
                            <table:table-cell table:style-name="Table18.A1" office:value-type="string">
                              <text:p text:style-name="P34"><text:span text:style-name="T5">□ 400 Bad Re</text:span><text:span text:style-name="T6">quest</text:span></text:p>
                            </table:table-cell>
                            <table:table-cell table:style-name="Table18.A1" office:value-type="string">
                              <text:p text:style-name="P34"><text:span text:style-name="T5">□ 406 Not Ac</text:span><text:span text:style-name="T6">cept</text:span><text:span text:style-name="T9">able</text:span></text:p>
                            </table:table-cell>
                          </table:table-row>
                          <table:table-row table:style-name="TableLine105553126148096">
                            <table:table-cell table:style-name="Table18.A1" office:value-type="string">
                              <text:p text:style-name="P29">□ <text:s/>201 Created</text:p>
                            </table:table-cell>
                            <table:table-cell table:style-name="Table18.A1" office:value-type="string">
                              <text:p text:style-name="P34"><text:span text:style-name="T5">□ 401 Unauthorized</text:span></text:p>
                            </table:table-cell>
                            <table:table-cell table:style-name="Table18.A1" office:value-type="string">
                              <text:p text:style-name="P29">□ 409 Conflict</text:p>
                            </table:table-cell>
                          </table:table-row>
                          <table:table-row table:style-name="TableLine105553126149376">
                            <table:table-cell table:style-name="Table18.A1" office:value-type="string">
                              <text:p text:style-name="P34"><text:span text:style-name="T5">□ <text:s/>202 </text:span><text:span text:style-name="T6">Accepted</text:span></text:p>
                            </table:table-cell>
                            <table:table-cell table:style-name="Table18.A1" office:value-type="string">
                              <text:p text:style-name="P34"><text:span text:style-name="T5">□ 403 Forbi</text:span><text:span text:style-name="T6">dden</text:span></text:p>
                            </table:table-cell>
                            <table:table-cell table:style-name="Table18.A1" office:value-type="string">
                              <text:p text:style-name="P29">□ </text:p>
                            </table:table-cell>
                          </table:table-row>
                          <table:table-row table:style-name="TableLine105553126155008">
                            <table:table-cell table:style-name="Table18.A1" office:value-type="string">
                              <text:p text:style-name="P29">□ <text:s/>204 NoCon.</text:p>
                            </table:table-cell>
                            <table:table-cell table:style-name="Table18.A1" office:value-type="string">
                              <text:p text:style-name="P34"><text:span text:style-name="T5">□ 404 Not Fo</text:span><text:span text:style-name="T6">und</text:span></text:p>
                            </table:table-cell>
                            <table:table-cell table:style-name="Table18.A1" office:value-type="string">
                              <text:p text:style-name="P29">□ </text:p>
                            </table:table-cell>
                          </table:table-row>
                          <table:table-row table:style-name="TableLine105553126146048">
                            <table:table-cell table:style-name="Table18.A1" office:value-type="string">
                              <text:p text:style-name="P30">□ </text:p>
                            </table:table-cell>
                            <table:table-cell table:style-name="Table18.A1" office:value-type="string">
                              <text:p text:style-name="P30">□ </text:p>
                            </table:table-cell>
                            <table:table-cell table:style-name="Table18.A1" office:value-type="string">
                              <text:p text:style-name="P30">□ </text:p>
                            </table:table-cell>
                          </table:table-row>
                        </table:table>
                        <text:p text:style-name="P33"/>
                      </table:table-cell>
                      <table:covered-table-cell/>
                    </table:table-row>
                  </table:table>
                  <text:p text:style-name="P31"/>
                </table:table-cell>
                <table:covered-table-cell/>
                <table:covered-table-cell/>
              </table:table-row>
            </table:table>
            <text:p text:style-name="P5"/>
          </table:table-cell>
          <table:covered-table-cell/>
          <table:covered-table-cell/>
        </table:table-row>
      </table:table>
      <text:p text:style-name="Standard"/>
      <table:table table:name="Table10" table:style-name="Table10">
        <table:table-column table:style-name="Table10.A"/>
        <table:table-row table:style-name="TableLine105553125658880">
          <table:table-cell table:style-name="Table10.A1" office:value-type="string">
            <text:p text:style-name="P44"><text:span text:style-name="T18">Todos and Bugs</text:span></text:p>
            <text:p text:style-name="P21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Line105553124788992">
          <table:table-cell table:style-name="Table8.A1" office:value-type="string">
            <text:p text:style-name="P53">Shared Kernel</text:p>
          </table:table-cell>
          <table:table-cell table:style-name="Table8.B1" office:value-type="string">
            <table:table table:name="Table22" table:style-name="Table22">
              <table:table-column table:style-name="Table22.A" table:number-columns-repeated="3"/>
              <table:table-row table:style-name="TableLine105553125931264">
                <table:table-cell table:style-name="Table22.A1" office:value-type="string">
                  <text:p text:style-name="P68">□ <text:s/><text:span text:style-name="T15">Unit Tested.</text:span></text:p>
                </table:table-cell>
                <table:table-cell table:style-name="Table22.A1" office:value-type="string">
                  <text:p text:style-name="P68">□ <text:span text:style-name="T15">Acceptable.</text:span></text:p>
                </table:table-cell>
                <table:table-cell table:style-name="Table22.A1" office:value-type="string">
                  <text:p text:style-name="P68">□ <text:span text:style-name="T15">Committed.</text:span></text:p>
                </table:table-cell>
              </table:table-row>
            </table:table>
            <text:p text:style-name="P61"/>
          </table:table-cell>
        </table:table-row>
        <table:table-row table:style-name="TableLine105553124788992">
          <table:table-cell table:style-name="Table8.A2" table:number-columns-spanned="2" office:value-type="string">
            <table:table table:name="Table23" table:style-name="Table23">
              <table:table-column table:style-name="Table23.A" table:number-columns-repeated="3"/>
              <table:table-row table:style-name="TableLine105553126025984">
                <table:table-cell table:style-name="Table23.A1" office:value-type="string">
                  <text:p text:style-name="P69">□ <text:s/><text:span text:style-name="T20">Request DTO Created.</text:span></text:p>
                </table:table-cell>
                <table:table-cell table:style-name="Table23.A1" office:value-type="string">
                  <text:p text:style-name="P69">□ <text:s/><text:span text:style-name="T20">Response DTO Created.</text:span></text:p>
                </table:table-cell>
                <table:table-cell table:style-name="Table23.A1" office:value-type="string">
                  <text:p text:style-name="P69">□ <text:s/><text:span text:style-name="T20">Other ...</text:span></text:p>
                </table:table-cell>
              </table:table-row>
            </table:table>
            <text:p text:style-name="P61"/>
          </table:table-cell>
          <table:covered-table-cell/>
        </table:table-row>
      </table:table>
      <text:p text:style-name="P73"/>
      <table:table table:name="Table24" table:style-name="Table24">
        <table:table-column table:style-name="Table24.A" table:number-columns-repeated="2"/>
        <table:table-row table:style-name="TableLine105553124836352">
          <table:table-cell table:style-name="Table24.A1" office:value-type="string">
            <text:p text:style-name="P54">Domain</text:p>
          </table:table-cell>
          <table:table-cell table:style-name="Table24.B1" office:value-type="string">
            <table:table table:name="Table25" table:style-name="Table25">
              <table:table-column table:style-name="Table25.A" table:number-columns-repeated="3"/>
              <table:table-row table:style-name="TableLine105553126012928">
                <table:table-cell table:style-name="Table25.A1" office:value-type="string">
                  <text:p text:style-name="P68">□ <text:s/><text:span text:style-name="T15">Unit Tested.</text:span></text:p>
                </table:table-cell>
                <table:table-cell table:style-name="Table25.A1" office:value-type="string">
                  <text:p text:style-name="P68">□ <text:span text:style-name="T15">Acceptable.</text:span></text:p>
                </table:table-cell>
                <table:table-cell table:style-name="Table25.A1" office:value-type="string">
                  <text:p text:style-name="P68">□ <text:span text:style-name="T15">Committed.</text:span></text:p>
                </table:table-cell>
              </table:table-row>
            </table:table>
            <text:p text:style-name="P61"/>
          </table:table-cell>
        </table:table-row>
        <table:table-row table:style-name="TableLine105553124836352">
          <table:table-cell table:style-name="Table24.A2" table:number-columns-spanned="2" office:value-type="string"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P73"/>
      <table:table table:name="Table26" table:style-name="Table26">
        <table:table-column table:style-name="Table26.A" table:number-columns-repeated="2"/>
        <table:table-row table:style-name="TableLine105553125078528">
          <table:table-cell table:style-name="Table26.A1" office:value-type="string">
            <text:p text:style-name="P54">Infrastructure</text:p>
          </table:table-cell>
          <table:table-cell table:style-name="Table26.B1" office:value-type="string">
            <table:table table:name="Table27" table:style-name="Table27">
              <table:table-column table:style-name="Table27.A" table:number-columns-repeated="3"/>
              <table:table-row table:style-name="TableLine105553125066240">
                <table:table-cell table:style-name="Table27.A1" office:value-type="string">
                  <text:p text:style-name="P69">□ <text:s/><text:span text:style-name="T15">Unit Tested.</text:span></text:p>
                </table:table-cell>
                <table:table-cell table:style-name="Table27.A1" office:value-type="string">
                  <text:p text:style-name="P69">□ <text:span text:style-name="T15">Acceptable.</text:span></text:p>
                </table:table-cell>
                <table:table-cell table:style-name="Table27.A1" office:value-type="string">
                  <text:p text:style-name="P69">□ <text:span text:style-name="T15">Committed.</text:span></text:p>
                </table:table-cell>
              </table:table-row>
            </table:table>
            <text:p text:style-name="P62"/>
          </table:table-cell>
        </table:table-row>
        <table:table-row table:style-name="TableLine105553125078528">
          <table:table-cell table:style-name="Table26.A2" table:number-columns-spanned="2" office:value-type="string">
            <text:p text:style-name="P64"/>
            <text:p text:style-name="P64"/>
            <text:p text:style-name="P64"/>
          </table:table-cell>
          <table:covered-table-cell/>
        </table:table-row>
      </table:table>
      <text:p text:style-name="P27"/>
      <table:table table:name="Table14" table:style-name="Table14">
        <table:table-column table:style-name="Table14.A" table:number-columns-repeated="2"/>
        <table:table-row table:style-name="TableLine105553125947904">
          <table:table-cell table:style-name="Table14.A1" office:value-type="string">
            <text:p text:style-name="P55">Application</text:p>
          </table:table-cell>
          <table:table-cell table:style-name="Table14.B1" office:value-type="string">
            <table:table table:name="Table28" table:style-name="Table28">
              <table:table-column table:style-name="Table28.A" table:number-columns-repeated="3"/>
              <table:table-row table:style-name="TableLine105553125935360">
                <table:table-cell table:style-name="Table28.A1" office:value-type="string">
                  <text:p text:style-name="P69">□ <text:s/><text:span text:style-name="T15">Unit Tested.</text:span></text:p>
                </table:table-cell>
                <table:table-cell table:style-name="Table28.A1" office:value-type="string">
                  <text:p text:style-name="P69">□ <text:span text:style-name="T15">Acceptable.</text:span></text:p>
                </table:table-cell>
                <table:table-cell table:style-name="Table28.A1" office:value-type="string">
                  <text:p text:style-name="P69">□ <text:span text:style-name="T15">Committed.</text:span></text:p>
                </table:table-cell>
              </table:table-row>
            </table:table>
            <text:p text:style-name="P62"/>
          </table:table-cell>
        </table:table-row>
        <table:table-row table:style-name="TableLine105553125947904">
          <table:table-cell table:style-name="Table14.A2" table:number-columns-spanned="2" office:value-type="string">
            <table:table table:name="Table29" table:style-name="Table29">
              <table:table-column table:style-name="Table29.A"/>
              <table:table-column table:style-name="Table29.B"/>
              <table:table-row table:style-name="TableLine105553126016768">
                <table:table-cell table:style-name="Table29.A1" office:value-type="string">
                  <text:p text:style-name="P47">Action</text:p>
                </table:table-cell>
                <table:table-cell table:style-name="Table29.B1" office:value-type="string">
                  <text:p text:style-name="P47">Instructions</text:p>
                </table:table-cell>
              </table:table-row>
              <table:table-row table:style-name="TableLine105553126016768">
                <table:table-cell table:style-name="Table29.A2" office:value-type="string">
                  <text:p text:style-name="P70">□ <text:span text:style-name="T21">Create Command/Query.</text:span></text:p>
                </table:table-cell>
                <table:table-cell table:style-name="Table29.B2" office:value-type="string">
                  <text:p text:style-name="P51">Respect Request/Response/Query DTOs.</text:p>
                </table:table-cell>
              </table:table-row>
              <table:table-row table:style-name="TableLine105553126016768">
                <table:table-cell table:style-name="Table29.A2" office:value-type="string">
                  <text:p text:style-name="P70">□ <text:span text:style-name="T21">Create Handler.</text:span></text:p>
                </table:table-cell>
                <table:table-cell table:style-name="Table29.B2" office:value-type="string">
                  <text:p text:style-name="P51">Create Only Function Signature, define DI as required in constructor.</text:p>
                </table:table-cell>
              </table:table-row>
              <table:table-row table:style-name="TableLine105553126016768">
                <table:table-cell table:style-name="Table29.A2" office:value-type="string">
                  <text:p text:style-name="P70">□ <text:span text:style-name="T21">Create </text:span><text:span text:style-name="T22">Basic</text:span><text:span text:style-name="T21"> Unit Tests.</text:span></text:p>
                </table:table-cell>
                <table:table-cell table:style-name="Table29.B2" office:value-type="string">
                  <text:p text:style-name="P51">Must test successful scenario along with failure scenarios.</text:p>
                </table:table-cell>
              </table:table-row>
              <table:table-row table:style-name="TableLine105553126016768">
                <table:table-cell table:style-name="Table29.A2" office:value-type="string">
                  <text:p text:style-name="P70">□ <text:span text:style-name="T21">Create Defensive Prog. Unit Tests.</text:span></text:p>
                </table:table-cell>
                <table:table-cell table:style-name="Table29.B2" office:value-type="string">
                  <text:p text:style-name="P51">Must check every parameter.</text:p>
                </table:table-cell>
              </table:table-row>
              <table:table-row table:style-name="TableLine105553126016768">
                <table:table-cell table:style-name="Table29.A2" office:value-type="string">
                  <text:p text:style-name="P71">□ <text:span text:style-name="T22">Implement Handler Logic to satisfy:</text:span></text:p>
                </table:table-cell>
                <table:table-cell table:style-name="Table29.B2" office:value-type="string">
                  <text:p text:style-name="P72">□ <text:span text:style-name="T22">Business Logic. </text:span>□ <text:span text:style-name="T22">Business Rules. </text:span>□ <text:span text:style-name="T22">Constraint. </text:span>□ ...</text:p>
                </table:table-cell>
              </table:table-row>
              <table:table-row table:style-name="TableLine105553126016768">
                <table:table-cell table:style-name="Table29.A2" office:value-type="string">
                  <text:p text:style-name="P71">□ <text:span text:style-name="T22">Ensure All Unit Tests Pass Successfully.</text:span></text:p>
                </table:table-cell>
                <table:table-cell table:style-name="Table29.B2" office:value-type="string">
                  <text:p text:style-name="P72"/>
                </table:table-cell>
              </table:table-row>
            </table:table>
            <text:p text:style-name="P64"/>
          </table:table-cell>
          <table:covered-table-cell/>
        </table:table-row>
      </table:table>
      <text:p text:style-name="P27"/>
      <table:table table:name="Table12" table:style-name="Table12">
        <table:table-column table:style-name="Table12.A" table:number-columns-repeated="2"/>
        <table:table-row table:style-name="TableLine105553125079296">
          <table:table-cell table:style-name="Table12.A1" office:value-type="string">
            <text:p text:style-name="P56">WebApi</text:p>
          </table:table-cell>
          <table:table-cell table:style-name="Table12.B1" office:value-type="string">
            <table:table table:name="Table13" table:style-name="Table13">
              <table:table-column table:style-name="Table13.A" table:number-columns-repeated="3"/>
              <table:table-row table:style-name="TableLine105553125070592">
                <table:table-cell table:style-name="Table13.A1" office:value-type="string">
                  <text:p text:style-name="P71">□ <text:s/><text:span text:style-name="T15">Unit Tested.</text:span></text:p>
                </table:table-cell>
                <table:table-cell table:style-name="Table13.A1" office:value-type="string">
                  <text:p text:style-name="P71">□ <text:span text:style-name="T15">Acceptable.</text:span></text:p>
                </table:table-cell>
                <table:table-cell table:style-name="Table13.A1" office:value-type="string">
                  <text:p text:style-name="P71">□ <text:span text:style-name="T15">Committed.</text:span></text:p>
                </table:table-cell>
              </table:table-row>
            </table:table>
            <text:p text:style-name="P63"/>
          </table:table-cell>
        </table:table-row>
        <table:table-row table:style-name="TableLine105553125079296">
          <table:table-cell table:style-name="Table12.A2" table:number-columns-spanned="2" office:value-type="string">
            <text:p text:style-name="P65"/>
            <text:p text:style-name="P65"/>
            <text:p text:style-name="P65"/>
          </table:table-cell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8108d" officeooo:paragraph-rsid="0018108d"/>
    </style:style>
    <style:style style:name="MT1" style:family="text">
      <style:text-properties officeooo:rsid="0023ca5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ersion 1.<text:span text:style-name="MT1">1</text:span> – MySystem Applicati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2T14:32:08.844660962</meta:creation-date>
    <dc:date>2021-06-04T17:14:53.188821895</dc:date>
    <meta:editing-duration>PT20M14S</meta:editing-duration>
    <meta:editing-cycles>5</meta:editing-cycles>
    <meta:generator>LibreOffice_Vanilla/7.1.3.3$MacOSX_X86_64 LibreOffice_project/47f78053abe362b9384784d31a6e56f8511eb1c1</meta:generator>
    <meta:document-statistic meta:table-count="28" meta:image-count="0" meta:object-count="0" meta:page-count="2" meta:paragraph-count="109" meta:word-count="275" meta:character-count="1402" meta:non-whitespace-character-count="1200"/>
  </office:meta>
</office:document-meta>
</file>